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0.921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888cm"/>
    </style:style>
    <style:style style:name="co11" style:family="table-column">
      <style:table-column-properties fo:break-before="auto" style:column-width="2.891cm"/>
    </style:style>
    <style:style style:name="co12" style:family="table-column">
      <style:table-column-properties fo:break-before="auto" style:column-width="3.806cm"/>
    </style:style>
    <style:style style:name="co13" style:family="table-column">
      <style:table-column-properties fo:break-before="auto" style:column-width="5.276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99ff66"/>
    </style:style>
  </office:automatic-styles>
  <office:body>
    <office:spreadsheet>
      <table:table table:name="fb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2">
          <table:table-cell office:value-type="string">
            <text:p>src</text:p>
          </table:table-cell>
          <table:table-cell office:value-type="string">
            <text:p>args</text:p>
          </table:table-cell>
          <table:table-cell office:value-type="string">
            <text:p>dst module</text:p>
          </table:table-cell>
          <table:table-cell office:value-type="string">
            <text:p>name</text:p>
          </table:table-cell>
          <table:table-cell office:value-type="string">
            <text:p>arg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lwaysOnTop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2">
          <table:table-cell office:value-type="string">
            <text:p>Component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2">
          <table:table-cell office:value-type="string">
            <text:p>CursorFollowPlayback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2">
          <table:table-cell office:value-type="string">
            <text:p>Foobar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4">
          <table:table-cell table:style-name="ce5" office:value-type="string">
            <text:p>IsPaused </text:p>
          </table:table-cell>
          <table:table-cell table:style-name="ce5" office:value-type="string">
            <text:p>r</text:p>
          </table:table-cell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4">
          <table:table-cell table:style-name="ce5" office:value-type="string">
            <text:p>IsPlaying </text:p>
          </table:table-cell>
          <table:table-cell table:style-name="ce5" office:value-type="string">
            <text:p>r</text:p>
          </table:table-cell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2">
          <table:table-cell office:value-type="string">
            <text:p>PlaybackFollowCursor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2">
          <table:table-cell office:value-type="string">
            <text:p>PlaybackLength </text:p>
          </table:table-cell>
          <table:table-cell office:value-type="string">
            <text:p>r</text:p>
          </table:table-cell>
          <table:table-cell/>
          <table:table-cell office:value-type="string">
            <text:p>use track info</text:p>
          </table:table-cell>
          <table:table-cell/>
        </table:table-row>
        <table:table-row table:style-name="ro4">
          <table:table-cell table:style-name="ce5" office:value-type="string">
            <text:p>PlaybackTime </text:p>
          </table:table-cell>
          <table:table-cell table:style-name="ce5" office:value-type="string">
            <text:p>rw</text:p>
          </table:table-cell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2">
          <table:table-cell office:value-type="string">
            <text:p>ProfilePath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2">
          <table:table-cell office:value-type="string">
            <text:p>ReplaygainMode </text:p>
          </table:table-cell>
          <table:table-cell office:value-type="string">
            <text:p>rw</text:p>
          </table:table-cell>
          <table:table-cell office:value-type="string">
            <text:p>fb/settings</text:p>
          </table:table-cell>
          <table:table-cell table:number-columns-repeated="2"/>
        </table:table-row>
        <table:table-row table:style-name="ro4">
          <table:table-cell table:style-name="ce5" office:value-type="string">
            <text:p>StopAfterCurrent </text:p>
          </table:table-cell>
          <table:table-cell table:style-name="ce5" office:value-type="string">
            <text:p>rw</text:p>
          </table:table-cell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2">
          <table:table-cell office:value-type="string">
            <text:p>Version </text:p>
          </table:table-cell>
          <table:table-cell office:value-type="string">
            <text:p>r</text:p>
          </table:table-cell>
          <table:table-cell office:value-type="string">
            <text:p>fb/process</text:p>
          </table:table-cell>
          <table:table-cell table:number-columns-repeated="2"/>
        </table:table-row>
        <table:table-row table:style-name="ro4">
          <table:table-cell table:style-name="ce5" office:value-type="string">
            <text:p>Volume </text:p>
          </table:table-cell>
          <table:table-cell table:style-name="ce5" office:value-type="string">
            <text:p>rw</text:p>
          </table:table-cell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4">
          <table:table-cell table:style-name="ce6" office:value-type="string">
            <text:p>AcquireUiSelectionHolder </text:p>
          </table:table-cell>
          <table:table-cell table:style-name="ce6"/>
          <table:table-cell table:style-name="ce6" office:value-type="string">
            <text:p>fb/selection</text:p>
          </table:table-cell>
          <table:table-cell office:value-type="string">
            <text:p>inlined</text:p>
          </table:table-cell>
          <table:table-cell/>
        </table:table-row>
        <table:table-row table:style-name="ro2">
          <table:table-cell office:value-type="string">
            <text:p>AddDirectory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AddFolder</text:p>
          </table:table-cell>
          <table:table-cell/>
        </table:table-row>
        <table:table-row table:style-name="ro2">
          <table:table-cell office:value-type="string">
            <text:p>AddFiles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AddFiles</text:p>
          </table:table-cell>
          <table:table-cell/>
        </table:table-row>
        <table:table-row table:style-name="ro2">
          <table:table-cell office:value-type="string">
            <text:p>CheckClipboardContents 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2">
          <table:table-cell office:value-type="string">
            <text:p>ClearPlaylist </text:p>
          </table:table-cell>
          <table:table-cell table:number-columns-repeated="2"/>
          <table:table-cell office:value-type="string">
            <text:p>Activeplaylist + clear</text:p>
          </table:table-cell>
          <table:table-cell/>
        </table:table-row>
        <table:table-row table:style-name="ro2">
          <table:table-cell office:value-type="string">
            <text:p>CopyHandleListToClipboard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2">
          <table:table-cell office:value-type="string">
            <text:p>CreateContextMenuManager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2">
          <table:table-cell office:value-type="string">
            <text:p>CreateHandleList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2">
          <table:table-cell office:value-type="string">
            <text:p>CreateMainMenuManager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2">
          <table:table-cell office:value-type="string">
            <text:p>CreateProfiler </text:p>
          </table:table-cell>
          <table:table-cell table:number-columns-repeated="2"/>
          <table:table-cell office:value-type="string">
            <text:p>use console.time() + manual js</text:p>
          </table:table-cell>
          <table:table-cell/>
        </table:table-row>
        <table:table-row table:style-name="ro2">
          <table:table-cell office:value-type="string">
            <text:p>DoDragDrop </text:p>
          </table:table-cell>
          <table:table-cell/>
          <table:table-cell office:value-type="string">
            <text:p><text:s/>draggable?</text:p>
          </table:table-cell>
          <table:table-cell table:number-columns-repeated="2"/>
        </table:table-row>
        <table:table-row table:style-name="ro2">
          <table:table-cell office:value-type="string">
            <text:p>Exit </text:p>
          </table:table-cell>
          <table:table-cell/>
          <table:table-cell office:value-type="string">
            <text:p>fb/process</text:p>
          </table:table-cell>
          <table:table-cell table:number-columns-repeated="2"/>
        </table:table-row>
        <table:table-row table:style-name="ro2">
          <table:table-cell office:value-type="string">
            <text:p>GetClipboardContents </text:p>
          </table:table-cell>
          <table:table-cell/>
          <table:table-cell office:value-type="string">
            <text:p>clipboard</text:p>
          </table:table-cell>
          <table:table-cell table:number-columns-repeated="2"/>
        </table:table-row>
        <table:table-row table:style-name="ro2">
          <table:table-cell office:value-type="string">
            <text:p>GetDSPPresets </text:p>
          </table:table-cell>
          <table:table-cell/>
          <table:table-cell office:value-type="string">
            <text:p>fb/dsp</text:p>
          </table:table-cell>
          <table:table-cell table:number-columns-repeated="2"/>
        </table:table-row>
        <table:table-row table:style-name="ro2">
          <table:table-cell office:value-type="string">
            <text:p>GetFocusItem </text:p>
          </table:table-cell>
          <table:table-cell table:number-columns-repeated="2"/>
          <table:table-cell office:value-type="string">
            <text:p>Activeplaylist + get focus</text:p>
          </table:table-cell>
          <table:table-cell/>
        </table:table-row>
        <table:table-row table:style-name="ro2">
          <table:table-cell office:value-type="string">
            <text:p>GetLibraryItems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2">
          <table:table-cell office:value-type="string">
            <text:p>GetLibraryRelativePath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4">
          <table:table-cell table:style-name="ce5" office:value-type="string">
            <text:p>GetNowPlaying </text:p>
          </table:table-cell>
          <table:table-cell table:style-name="ce5"/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2">
          <table:table-cell office:value-type="string">
            <text:p>GetOutputDevices </text:p>
          </table:table-cell>
          <table:table-cell/>
          <table:table-cell office:value-type="string">
            <text:p>fb/output</text:p>
          </table:table-cell>
          <table:table-cell table:number-columns-repeated="2"/>
        </table:table-row>
        <table:table-row table:style-name="ro2">
          <table:table-cell office:value-type="string">
            <text:p>GetQueryItems </text:p>
          </table:table-cell>
          <table:table-cell/>
          <table:table-cell office:value-type="string">
            <text:p>fb/search</text:p>
          </table:table-cell>
          <table:table-cell table:number-columns-repeated="2"/>
        </table:table-row>
        <table:table-row table:style-name="ro4">
          <table:table-cell table:style-name="ce5" office:value-type="string">
            <text:p>GetSelection </text:p>
          </table:table-cell>
          <table:table-cell table:style-name="ce5"/>
          <table:table-cell table:style-name="ce5" office:value-type="string">
            <text:p>fb/selection</text:p>
          </table:table-cell>
          <table:table-cell table:number-columns-repeated="2"/>
        </table:table-row>
        <table:table-row table:style-name="ro4">
          <table:table-cell table:style-name="ce5" office:value-type="string">
            <text:p>GetSelections </text:p>
          </table:table-cell>
          <table:table-cell table:style-name="ce5"/>
          <table:table-cell table:style-name="ce5" office:value-type="string">
            <text:p>fb/selection</text:p>
          </table:table-cell>
          <table:table-cell table:number-columns-repeated="2"/>
        </table:table-row>
        <table:table-row table:style-name="ro4">
          <table:table-cell table:style-name="ce5" office:value-type="string">
            <text:p>GetSelectionType </text:p>
          </table:table-cell>
          <table:table-cell table:style-name="ce5"/>
          <table:table-cell table:style-name="ce5" office:value-type="string">
            <text:p>fb/selection</text:p>
          </table:table-cell>
          <table:table-cell table:number-columns-repeated="2"/>
        </table:table-row>
        <table:table-row table:style-name="ro2">
          <table:table-cell office:value-type="string">
            <text:p>IsLibraryEnabled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2">
          <table:table-cell office:value-type="string">
            <text:p>IsMainMenuCommandChecke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2">
          <table:table-cell office:value-type="string">
            <text:p>IsMetadbInMediaLibrary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2">
          <table:table-cell office:value-type="string">
            <text:p>LoadPlaylist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LoadPlaylist</text:p>
          </table:table-cell>
          <table:table-cell/>
        </table:table-row>
        <table:table-row table:style-name="ro4">
          <table:table-cell table:style-name="ce5" office:value-type="string">
            <text:p>Next </text:p>
          </table:table-cell>
          <table:table-cell table:style-name="ce5"/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4">
          <table:table-cell table:style-name="ce5" office:value-type="string">
            <text:p>Pause </text:p>
          </table:table-cell>
          <table:table-cell table:style-name="ce5"/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4">
          <table:table-cell table:style-name="ce5" office:value-type="string">
            <text:p>Play </text:p>
          </table:table-cell>
          <table:table-cell table:style-name="ce5"/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2">
          <table:table-cell office:value-type="string">
            <text:p>PlayOrPause </text:p>
          </table:table-cell>
          <table:table-cell table:number-columns-repeated="2"/>
          <table:table-cell office:value-type="string">
            <text:p>use Play/Pause</text:p>
          </table:table-cell>
          <table:table-cell/>
        </table:table-row>
        <table:table-row table:style-name="ro4">
          <table:table-cell table:style-name="ce5" office:value-type="string">
            <text:p>Prev </text:p>
          </table:table-cell>
          <table:table-cell table:style-name="ce5"/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4">
          <table:table-cell table:style-name="ce5" office:value-type="string">
            <text:p>Random </text:p>
          </table:table-cell>
          <table:table-cell table:style-name="ce5"/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2">
          <table:table-cell office:value-type="string">
            <text:p>Register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2">
          <table:table-cell office:value-type="string">
            <text:p>Restart </text:p>
          </table:table-cell>
          <table:table-cell/>
          <table:table-cell office:value-type="string">
            <text:p>fb/process</text:p>
          </table:table-cell>
          <table:table-cell table:number-columns-repeated="2"/>
        </table:table-row>
        <table:table-row table:style-name="ro2">
          <table:table-cell office:value-type="string">
            <text:p>RunContext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2">
          <table:table-cell office:value-type="string">
            <text:p>RunContextCommandWithMetadb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2">
          <table:table-cell office:value-type="string">
            <text:p>Run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2">
          <table:table-cell office:value-type="string">
            <text:p>SavePlaylist </text:p>
          </table:table-cell>
          <table:table-cell/>
          <table:table-cell office:value-type="string">
            <text:p>fb/playlist_manager</text:p>
          </table:table-cell>
          <table:table-cell office:value-type="string">
            <text:p>ShowSavePlaylist</text:p>
          </table:table-cell>
          <table:table-cell/>
        </table:table-row>
        <table:table-row table:style-name="ro2">
          <table:table-cell office:value-type="string">
            <text:p>SetDSPPreset </text:p>
          </table:table-cell>
          <table:table-cell/>
          <table:table-cell office:value-type="string">
            <text:p>fb/dsp</text:p>
          </table:table-cell>
          <table:table-cell table:number-columns-repeated="2"/>
        </table:table-row>
        <table:table-row table:style-name="ro2">
          <table:table-cell office:value-type="string">
            <text:p>SetOutputDevice </text:p>
          </table:table-cell>
          <table:table-cell/>
          <table:table-cell office:value-type="string">
            <text:p>fb/output</text:p>
          </table:table-cell>
          <table:table-cell table:number-columns-repeated="2"/>
        </table:table-row>
        <table:table-row table:style-name="ro2">
          <table:table-cell office:value-type="string">
            <text:p>ShowConsole </text:p>
          </table:table-cell>
          <table:table-cell/>
          <table:table-cell office:value-type="string">
            <text:p>console</text:p>
          </table:table-cell>
          <table:table-cell office:value-type="string">
            <text:p>show()</text:p>
          </table:table-cell>
          <table:table-cell/>
        </table:table-row>
        <table:table-row table:style-name="ro2">
          <table:table-cell office:value-type="string">
            <text:p>ShowLibrarySearchUI </text:p>
          </table:table-cell>
          <table:table-cell/>
          <table:table-cell office:value-type="string">
            <text:p>fb/library</text:p>
          </table:table-cell>
          <table:table-cell table:number-columns-repeated="2"/>
        </table:table-row>
        <table:table-row table:style-name="ro2">
          <table:table-cell office:value-type="string">
            <text:p>ShowPopupMessage </text:p>
          </table:table-cell>
          <table:table-cell/>
          <table:table-cell office:value-type="string">
            <text:p><text:s/>??? panel? Process?</text:p>
          </table:table-cell>
          <table:table-cell table:number-columns-repeated="2"/>
        </table:table-row>
        <table:table-row table:style-name="ro2">
          <table:table-cell office:value-type="string">
            <text:p>ShowPreferences </text:p>
          </table:table-cell>
          <table:table-cell/>
          <table:table-cell office:value-type="string">
            <text:p>fb/settings</text:p>
          </table:table-cell>
          <table:table-cell table:number-columns-repeated="2"/>
        </table:table-row>
        <table:table-row table:style-name="ro4">
          <table:table-cell table:style-name="ce5" office:value-type="string">
            <text:p>Stop </text:p>
          </table:table-cell>
          <table:table-cell table:style-name="ce5"/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2">
          <table:table-cell office:value-type="string">
            <text:p>TitleFormat </text:p>
          </table:table-cell>
          <table:table-cell table:number-columns-repeated="2"/>
          <table:table-cell office:value-type="string">
            <text:p>use `new`</text:p>
          </table:table-cell>
          <table:table-cell/>
        </table:table-row>
        <table:table-row table:style-name="ro2">
          <table:table-cell office:value-type="string">
            <text:p>UnregisterMainMenuCommand </text:p>
          </table:table-cell>
          <table:table-cell/>
          <table:table-cell office:value-type="string">
            <text:p>fb/menu</text:p>
          </table:table-cell>
          <table:table-cell table:number-columns-repeated="2"/>
        </table:table-row>
        <table:table-row table:style-name="ro4">
          <table:table-cell table:style-name="ce5" office:value-type="string">
            <text:p>VolumeDown </text:p>
          </table:table-cell>
          <table:table-cell table:style-name="ce5"/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4">
          <table:table-cell table:style-name="ce5" office:value-type="string">
            <text:p>VolumeMute </text:p>
          </table:table-cell>
          <table:table-cell table:style-name="ce5"/>
          <table:table-cell table:style-name="ce5" office:value-type="string">
            <text:p>fb/playback_control</text:p>
          </table:table-cell>
          <table:table-cell table:number-columns-repeated="2"/>
        </table:table-row>
        <table:table-row table:style-name="ro4">
          <table:table-cell table:style-name="ce5" office:value-type="string">
            <text:p>VolumeUp </text:p>
          </table:table-cell>
          <table:table-cell table:style-name="ce5"/>
          <table:table-cell table:style-name="ce5" office:value-type="string">
            <text:p>fb/playback_control</text:p>
          </table:table-cell>
          <table:table-cell table:number-columns-repeated="2"/>
        </table:table-row>
      </table:table>
      <table:table table:name="plman" table:style-name="ta1" table:print="false"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number-columns-repeated="1020" table:default-cell-style-name="ce4"/>
        <table:table-row table:style-name="ro2">
          <table:table-cell table:style-name="ce1" office:value-type="string">
            <text:p>src</text:p>
          </table:table-cell>
          <table:table-cell table:style-name="Default" office:value-type="string">
            <text:p>args</text:p>
          </table:table-cell>
          <table:table-cell table:style-name="Default" office:value-type="string">
            <text:p>dst module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args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ActivePlaylist</text:p>
          </table:table-cell>
          <table:table-cell office:value-type="string">
            <text:p>r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aybackOrder</text:p>
          </table:table-cell>
          <table:table-cell office:value-type="string">
            <text:p>r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ayingPlaylist</text:p>
          </table:table-cell>
          <table:table-cell office:value-type="string">
            <text:p>r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aylistCount</text:p>
          </table:table-cell>
          <table:table-cell office:value-type="string">
            <text:p>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PlaylistRecycler</text:p>
          </table:table-cell>
          <table:table-cell office:value-type="string">
            <text:p>r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AddItemToPlaybackQueue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Loca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ddPlaylistItemToPlaybackQueue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ear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learPlaylistSelec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reateAuto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reat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uplicat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nsurePlaylistItemVisib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xecutePlaylistDefaultAc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indOrCreat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indPlaybackQueueItemIndex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ind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lushPlaybackQueue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tPlaybackQueueContents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tPlaybackQueueHandles</text:p>
          </table:table-cell>
          <table:table-cell/>
          <table:table-cell office:value-type="string">
            <text:p>fb/playback_queu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etPlayingItemLoca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FocusItemIndex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Item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LockedAc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Lock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PlaylistSelectedItem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nsertPlaylistItem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nsertPlaylistItemsFilter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sAuto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sPlaylistItemSelect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sPlaylistLock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sRedoAvailab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sUndoAvailab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ov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ovePlaylistSelec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laylistItemCoun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do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moveItemFromPlaybackQueu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moveItemsFromPlaybackQueu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mov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movePlaylistSelec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movePlaylistSwitc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namePlaylis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ActivePlaylistContex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PlaylistFocusIte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PlaylistFocusItemByHand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PlaylistLockedAc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PlaylistSelec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tPlaylistSelectionSing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howAutoPlaylistUI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rtByForma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rtByFormatV2</text:p>
          </table:table-cell>
          <table:table-cell/>
          <table:table-cell office:value-type="string">
            <text:p>?</text:p>
          </table:table-cell>
          <table:table-cell office:value-type="string">
            <text:p>use SortByFormat()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rtPlaylistsBy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Undo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UndoBacku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add callbacks to plman</text:p>
          </table:table-cell>
          <table:table-cell table:number-columns-repeated="1023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8">28.08.2022</text:date>, <text:time>03:11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23:18:21.27</meta:creation-date>
    <dc:date>2022-08-28T03:11:20.97</dc:date>
    <meta:editing-duration>PT3H48M59S</meta:editing-duration>
    <meta:editing-cycles>3</meta:editing-cycles>
    <meta:generator>OpenOffice/4.1.3$Win32 OpenOffice.org_project/413m1$Build-9783</meta:generator>
    <meta:document-statistic meta:table-count="2" meta:cell-count="231" meta:object-count="0"/>
  </office:meta>
</office:document-meta>
</file>